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6cm" svg:height="0.809cm" draw:transform="skewX (-0.00122173047639603) rotate (-1.55369210012535) translate (6.5653027656428cm 3.1299626404863cm)" svg:viewBox="0 0 4277 810" svg:d="M214 710c589 20 1539 54 2156 61s1503 53 1772 35c269-17 95-733-171-716-266 18-726 62-1644 58s-1719-134-2227-148c-154-4-141 702 114 710z">
          <text:p/>
        </draw:path>
        <draw:path draw:style-name="gr1" draw:text-style-name="P1" draw:layer="layout" svg:width="0.903cm" svg:height="0.661cm" draw:transform="skewX (0.001221730476396) rotate (-2.15687788961459) translate (6.69347347656081cm 3.218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3.816cm" svg:height="4.829cm" svg:x="3.092cm" svg:y="3.337cm" svg:viewBox="0 0 3817 4830" svg:d="M559 4817c-352 54-527-62-542-493s-12-1328-16-1945 14-1568 24-2157c4-255 709-281 708-127-5 508-100 1301-110 2229s6 1227 0 1450-26 352 188 306 582-117 1034-168c464-52 1074-170 1556-179s451 74 367 804c-27 239-725 302-708 139s-77-169-170-169-733 86-1093 127c-359 43-886 129-1238 183z">
          <text:p/>
        </draw:path>
        <draw:path draw:style-name="gr1" draw:text-style-name="P1" draw:layer="layout" svg:width="0.903cm" svg:height="0.661cm" draw:transform="rotate (-2.15757602131539) translate (6.66565777377041cm 7.05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98679114539869cm 7.8437947751291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3.9514734765608cm 3.420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0:25.731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